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1.1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0"/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"/>
          <table:table-cell office:value-type="string">
            <text:p>/==&gt;</text:p>
          </table:table-cell>
          <table:table-cell table:number-columns-repeated="6"/>
        </table:table-row>
        <table:table-row table:style-name="ro1">
          <table:table-cell office:value-type="float" office:value="7.5">
            <text:p>7,5</text:p>
          </table:table-cell>
          <table:table-cell office:value-type="string">
            <text:p>E préalable</text:p>
          </table:table-cell>
          <table:table-cell table:style-name="ce1" office:value-type="percentage" office:value="0.1">
            <text:p>10,00%</text:p>
          </table:table-cell>
          <table:table-cell office:value-type="float" office:value="10">
            <text:p>10</text:p>
          </table:table-cell>
          <table:table-cell office:value-type="string">
            <text:p>observation </text:p>
          </table:table-cell>
          <table:table-cell table:style-name="ce1" office:value-type="string">
            <text:p>33% / 2,5j</text:p>
          </table:table-cell>
          <table:table-cell office:value-type="string">
            <text:p>/==&gt;</text:p>
          </table:table-cell>
          <table:table-cell office:value-type="string">
            <text:p>plan interview</text:p>
          </table:table-cell>
          <table:table-cell/>
          <table:table-cell office:value-type="string">
            <text:p>durée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E détaille</text:p>
          </table:table-cell>
          <table:table-cell office:value-type="string">
            <text:p>20 30%</text:p>
          </table:table-cell>
          <table:table-cell office:value-type="float" office:value="40">
            <text:p>40</text:p>
          </table:table-cell>
          <table:table-cell office:value-type="string">
            <text:p>conception</text:p>
          </table:table-cell>
          <table:table-cell table:number-columns-repeated="2"/>
          <table:table-cell office:value-type="string">
            <text:p>François (directeur)</text:p>
          </table:table-cell>
          <table:table-cell/>
          <table:table-cell office:value-type="string">
            <text:p>1/2j + 1/2j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E technique </text:p>
          </table:table-cell>
          <table:table-cell office:value-type="string">
            <text:p>5 15%</text:p>
          </table:table-cell>
          <table:table-cell office:value-type="float" office:value="0">
            <text:p>0</text:p>
          </table:table-cell>
          <table:table-cell office:value-type="string">
            <text:p>appréciation</text:p>
          </table:table-cell>
          <table:table-cell table:number-columns-repeated="2"/>
          <table:table-cell office:value-type="string">
            <text:p>Assistante Social</text:p>
          </table:table-cell>
          <table:table-cell/>
          <table:table-cell office:value-type="string">
            <text:p>1/2j</text:p>
          </table:table-cell>
        </table:table-row>
        <table:table-row table:style-name="ro1">
          <table:table-cell office:value-type="float" office:value="37.5">
            <text:p>37,5</text:p>
          </table:table-cell>
          <table:table-cell office:value-type="string">
            <text:p>Réalisation</text:p>
          </table:table-cell>
          <table:table-cell office:value-type="string">
            <text:p>40 60%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string">
            <text:p>Éducateur (2)</text:p>
          </table:table-cell>
          <table:table-cell/>
          <table:table-cell office:value-type="string">
            <text:p>1/2j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Prog 90 test10</text:p>
          </table:table-cell>
          <table:table-cell table:number-columns-repeated="5"/>
          <table:table-cell office:value-type="string">
            <text:p>Services Généraux</text:p>
          </table:table-cell>
          <table:table-cell/>
          <table:table-cell office:value-type="string">
            <text:p>1/2j</text:p>
          </table:table-cell>
        </table:table-row>
        <table:table-row table:style-name="ro1">
          <table:table-cell table:formula="of:=SUM([.A2:.A5])" office:value-type="float" office:value="75">
            <text:p>75</text:p>
          </table:table-cell>
          <table:table-cell office:value-type="string">
            <text:p>total projet</text:p>
          </table:table-cell>
          <table:table-cell/>
          <table:table-cell table:formula="of:=SUM([.D2:.D5])" office:value-type="float" office:value="100">
            <text:p>10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Integration</text:p>
          </table:table-cell>
          <table:table-cell table:style-name="ce1" office:value-type="percentage" office:value="0.4">
            <text:p>40,00%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string">
            <text:p>total</text:p>
          </table:table-cell>
          <table:table-cell office:value-type="string">
            <text:p>2,5j</text:p>
          </table:table-cell>
        </table:table-row>
        <table:table-row table:style-name="ro1">
          <table:table-cell table:number-columns-repeated="7"/>
          <table:table-cell office:value-type="string">
            <text:p>éclaircissement (comment ça marche fonctionnellement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les client utilisateu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Étude détaillé</text:p>
          </table:table-cell>
          <table:table-cell office:value-type="string">
            <text:p>30j/h</text:p>
          </table:table-cell>
          <table:table-cell table:number-columns-repeated="2"/>
          <table:table-cell office:value-type="string">
            <text:p>prog</text:p>
          </table:table-cell>
          <table:table-cell table:number-columns-repeated="4"/>
        </table:table-row>
        <table:table-row table:style-name="ro1">
          <table:table-cell office:value-type="string">
            <text:p>++</text:p>
          </table:table-cell>
          <table:table-cell office:value-type="string">
            <text:p>SP Placement</text:p>
          </table:table-cell>
          <table:table-cell table:formula="of:=7.5" office:value-type="float" office:value="7.5">
            <text:p>7,5</text:p>
          </table:table-cell>
          <table:table-cell table:style-name="ce2" office:value-type="float" office:value="1.3">
            <text:p>1,3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--</text:p>
          </table:table-cell>
          <table:table-cell office:value-type="string">
            <text:p>SP Suivie</text:p>
          </table:table-cell>
          <table:table-cell table:formula="of:=7.5" office:value-type="float" office:value="7.5">
            <text:p>7,5</text:p>
          </table:table-cell>
          <table:table-cell office:value-type="float" office:value="1.6">
            <text:p>1,6</text:p>
          </table:table-cell>
          <table:table-cell office:value-type="float" office:value="5">
            <text:p>5</text:p>
          </table:table-cell>
          <table:table-cell office:value-type="float" office:value="5.5">
            <text:p>5,5</text:p>
          </table:table-cell>
          <table:table-cell table:number-columns-repeated="4"/>
        </table:table-row>
        <table:table-row table:style-name="ro1">
          <table:table-cell office:value-type="string">
            <text:p>++</text:p>
          </table:table-cell>
          <table:table-cell office:value-type="string">
            <text:p>SP famille</text:p>
          </table:table-cell>
          <table:table-cell table:formula="of:=7.5" office:value-type="float" office:value="7.5">
            <text:p>7,5</text:p>
          </table:table-cell>
          <table:table-cell office:value-type="float" office:value="1.3">
            <text:p>1,3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2">
          <table:table-cell office:value-type="string">
            <text:p>--</text:p>
          </table:table-cell>
          <table:table-cell office:value-type="string">
            <text:p>SP Allo</text:p>
          </table:table-cell>
          <table:table-cell table:formula="of:=7.5" office:value-type="float" office:value="7.5">
            <text:p>7,5</text:p>
          </table:table-cell>
          <table:table-cell office:value-type="float" office:value="1.6">
            <text:p>1,6</text:p>
          </table:table-cell>
          <table:table-cell office:value-type="float" office:value="5">
            <text:p>5</text:p>
          </table:table-cell>
          <table:table-cell office:value-type="float" office:value="5.5">
            <text:p>5,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2">
          <table:table-cell/>
          <table:table-cell office:value-type="string">
            <text:p>realisation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programmation </text:p>
          </table:table-cell>
          <table:table-cell table:style-name="ce1"/>
          <table:table-cell table:style-name="ce1" office:value-type="percentage" office:value="0.88">
            <text:p>88,00%</text:p>
          </table:table-cell>
          <table:table-cell office:value-type="float" office:value="33">
            <text:p>3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est</text:p>
          </table:table-cell>
          <table:table-cell table:style-name="ce1"/>
          <table:table-cell table:style-name="ce1" office:value-type="percentage" office:value="0.12">
            <text:p>12,00%</text:p>
          </table:table-cell>
          <table:table-cell office:value-type="float" office:value="4.5">
            <text:p>4,5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total du projet</text:p>
          </table:table-cell>
          <table:table-cell table:number-columns-repeated="2"/>
          <table:table-cell office:value-type="string">
            <text:p>budget</text:p>
          </table:table-cell>
          <table:table-cell office:value-type="string">
            <text:p>duree</text:p>
          </table:table-cell>
          <table:table-cell table:number-columns-repeated="5"/>
        </table:table-row>
        <table:table-row table:style-name="ro1">
          <table:table-cell table:formula="of:=SUM([.A2:.A5])" office:value-type="float" office:value="75">
            <text:p>75</text:p>
          </table:table-cell>
          <table:table-cell/>
          <table:table-cell office:value-type="string">
            <text:p>Projet EB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charge du projet </text:p>
          </table:table-cell>
          <table:table-cell table:number-columns-repeated="9"/>
        </table:table-row>
        <table:table-row table:style-name="ro1">
          <table:table-cell office:value-type="string">
            <text:p>90j/h</text:p>
          </table:table-cell>
          <table:table-cell table:number-columns-repeated="9"/>
        </table:table-row>
      </table:table>
      <table:table table:name="Feuille2" table:style-name="ta1" table:print="false">
        <table:table-column table:style-name="co1" table:number-columns-repeated="7" table:default-cell-style-name="Default"/>
        <table:table-row table:style-name="ro2">
          <table:table-cell/>
          <table:table-cell office:value-type="string">
            <text:p>budget</text:p>
          </table:table-cell>
          <table:table-cell office:value-type="string">
            <text:p>jour</text:p>
          </table:table-cell>
          <table:table-cell/>
          <table:table-cell office:value-type="string">
            <text:p>plannig a 33%</text:p>
          </table:table-cell>
          <table:table-cell/>
          <table:table-cell office:value-type="string">
            <text:p>debut proj</text:p>
          </table:table-cell>
        </table:table-row>
        <table:table-row table:style-name="ro2">
          <table:table-cell office:value-type="string">
            <text:p>budjet depart</text:p>
          </table:table-cell>
          <table:table-cell office:value-type="float" office:value="48400">
            <text:p>48400</text:p>
          </table:table-cell>
          <table:table-cell office:value-type="float" office:value="44.125">
            <text:p>44,125</text:p>
          </table:table-cell>
          <table:table-cell/>
          <table:table-cell table:formula="of:=0.33*[.C2]" office:value-type="float" office:value="14.56125">
            <text:p>14,5612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formula="of:=0.44*80" office:value-type="float" office:value="35.2">
            <text:p>35,2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3">
          <table:table-cell office:value-type="string">
            <text:p>budjet trans</text:p>
          </table:table-cell>
          <table:table-cell office:value-type="float" office:value="35782">
            <text:p>35782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formula="of:=[.B2]-[.B8]" office:value-type="float" office:value="12618">
            <text:p>12618</text:p>
          </table:table-cell>
          <table:table-cell/>
          <table:table-cell table:formula="of:=7+7*0.8" office:value-type="float" office:value="12.6">
            <text:p>12,6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25+13" office:value-type="float" office:value="38">
            <text:p>38</text:p>
          </table:table-cell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8">18/02/2021</text:date>, <text:time>17:0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bre lamouchi</meta:initial-creator>
    <meta:creation-date>2021-02-17T11:18:11.15</meta:creation-date>
    <dc:date>2021-02-18T17:06:41.03</dc:date>
    <dc:creator>ambre lamouchi</dc:creator>
    <meta:editing-duration>PT2H12M20S</meta:editing-duration>
    <meta:editing-cycles>1</meta:editing-cycles>
    <meta:document-statistic meta:table-count="3" meta:cell-count="100" meta:object-count="0"/>
    <meta:generator>OpenOffice/4.1.7$Win32 OpenOffice.org_project/417m1$Build-9800</meta:generator>
  </office:meta>
</office:document-meta>
</file>